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15:50:50.545928243</dc:date>
    <meta:editing-duration>P67DT16H3M32S</meta:editing-duration>
    <meta:editing-cycles>709</meta:editing-cycles>
    <meta:generator>LibreOffice/24.2.5.2$MacOSX_X86_64 LibreOffice_project/bffef4ea93e59bebbeaf7f431bb02b1a39ee8a59</meta:generator>
    <meta:print-date>2024-11-11T09:56:58.376764788</meta:print-date>
    <meta:document-statistic meta:table-count="0" meta:image-count="0" meta:object-count="0" meta:page-count="49" meta:paragraph-count="166" meta:word-count="7757" meta:character-count="41012" meta:non-whitespace-character-count="33268"/>
  </office:meta>
</office:document-meta>
</file>